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svg:stroke-width="0cm" draw:marker-start-width="0.2cm" draw:marker-end-width="0.2cm" draw:fill-color="#ccff99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stroke="none" draw:fill="none" fo:min-height="0.65cm"/>
    </style:style>
    <style:style style:name="gr5" style:family="graphic" style:parent-style-name="objectwithoutfill">
      <style:graphic-properties draw:marker-start="Line_20_Arrow" draw:marker-start-width="0.3cm" draw:marker-end="Lin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fill="solid" draw:fill-color="#cfe7f5" draw:textarea-vertical-align="middle"/>
    </style:style>
    <style:style style:name="gr13" style:family="graphic" style:parent-style-name="standard">
      <style:graphic-properties svg:stroke-width="0cm" draw:marker-start-width="0.2cm" draw:marker-end-width="0.2cm" draw:fill-color="#6699cc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1cm" svg:height="1.6cm" svg:x="0.6cm" svg:y="1.2cm">
          <text:p text:style-name="P1">User</text:p>
          <text:p text:style-name="P1">Interface</text:p>
        </draw:rect>
        <draw:rect draw:style-name="gr2" draw:text-style-name="P1" draw:layer="layout" svg:width="2.4cm" svg:height="1.3cm" svg:x="9.2cm" svg:y="1.409cm">
          <text:p text:style-name="P1">Model</text:p>
        </draw:rect>
        <draw:rect draw:style-name="gr3" draw:text-style-name="P1" draw:layer="layout" svg:width="5.5cm" svg:height="1.8cm" svg:x="14.3cm" svg:y="5.709cm">
          <text:p text:style-name="P1">MCTS algorithm</text:p>
        </draw:rect>
        <draw:frame draw:style-name="gr4" draw:text-style-name="P2" draw:layer="layout" svg:width="4.032cm" svg:height="0.9cm" svg:x="4.1cm" svg:y="2.409cm">
          <draw:text-box>
            <text:p text:style-name="P1"><text:span text:style-name="T1">Interface UI</text:span></text:p>
          </draw:text-box>
        </draw:frame>
        <draw:frame draw:style-name="gr4" draw:text-style-name="P2" draw:layer="layout" svg:width="4.032cm" svg:height="0.9cm" svg:x="11.768cm" svg:y="1.109cm">
          <draw:text-box draw:corner-radius="0.032cm">
            <text:p text:style-name="P1"><text:span text:style-name="T1">Interface AI</text:span></text:p>
          </draw:text-box>
        </draw:frame>
        <draw:line draw:style-name="gr5" draw:text-style-name="P1" draw:layer="layout" svg:x1="3.7cm" svg:y1="1.5cm" svg:x2="9.2cm" svg:y2="1.509cm">
          <text:p/>
        </draw:line>
        <draw:frame draw:style-name="gr6" draw:text-style-name="P3" draw:layer="layout" svg:width="1.8cm" svg:height="0.8cm" svg:x="7cm" svg:y="0.909cm">
          <draw:text-box>
            <text:p><text:span text:style-name="T1">Events</text:span></text:p>
          </draw:text-box>
        </draw:frame>
        <draw:connector draw:style-name="gr7" draw:text-style-name="P1" draw:layer="layout" draw:type="line" svg:x1="9.9cm" svg:y1="6.366cm" svg:x2="9.939cm" svg:y2="2.709cm" svg:d="M9900 6366l39-3657">
          <text:p/>
        </draw:connector>
        <draw:connector draw:style-name="gr7" draw:text-style-name="P1" draw:layer="layout" draw:type="line" svg:x1="16.1cm" svg:y1="1.697cm" svg:x2="11.571cm" svg:y2="1.709cm" svg:d="M16100 1697l-4529 12">
          <text:p/>
        </draw:connector>
        <draw:line draw:style-name="gr5" draw:text-style-name="P1" draw:layer="layout" svg:x1="10.8cm" svg:y1="6.109cm" svg:x2="10.8cm" svg:y2="2.709cm">
          <text:p/>
        </draw:line>
        <draw:line draw:style-name="gr5" draw:text-style-name="P1" draw:layer="layout" svg:x1="15.7cm" svg:y1="2.509cm" svg:x2="11.6cm" svg:y2="2.509cm">
          <text:p/>
        </draw:line>
        <draw:line draw:style-name="gr8" draw:text-style-name="P1" draw:layer="layout" svg:x1="16.8cm" svg:y1="2.809cm" svg:x2="16.8cm" svg:y2="5.709cm">
          <text:p/>
        </draw:line>
        <draw:line draw:style-name="gr8" draw:text-style-name="P1" draw:layer="layout" svg:x1="17.9cm" svg:y1="5.709cm" svg:x2="17.9cm" svg:y2="2.809cm">
          <text:p/>
        </draw:line>
        <draw:frame draw:style-name="gr9" draw:text-style-name="P3" draw:layer="layout" svg:width="1.6cm" svg:height="0.725cm" svg:x="17.8cm" svg:y="3.309cm">
          <draw:text-box>
            <text:p><text:span text:style-name="T1">Move</text:span></text:p>
          </draw:text-box>
        </draw:frame>
        <draw:frame draw:style-name="gr9" draw:text-style-name="P3" draw:layer="layout" svg:width="1.8cm" svg:height="0.725cm" svg:x="15.3cm" svg:y="4.484cm">
          <draw:text-box>
            <text:p><text:span text:style-name="T1">Board</text:span></text:p>
          </draw:text-box>
        </draw:frame>
        <draw:frame draw:style-name="gr9" draw:text-style-name="P3" draw:layer="layout" svg:width="1.6cm" svg:height="0.725cm" svg:x="10.6cm" svg:y="3.209cm">
          <draw:text-box>
            <text:p><text:span text:style-name="T1">Move</text:span></text:p>
          </draw:text-box>
        </draw:frame>
        <draw:frame draw:style-name="gr9" draw:text-style-name="P3" draw:layer="layout" svg:width="1.6cm" svg:height="0.725cm" svg:x="12cm" svg:y="2.409cm">
          <draw:text-box>
            <text:p><text:span text:style-name="T1">Move</text:span></text:p>
          </draw:text-box>
        </draw:frame>
        <draw:line draw:style-name="gr10" draw:text-style-name="P1" draw:layer="layout" svg:x1="3.7cm" svg:y1="2.5cm" svg:x2="9.2cm" svg:y2="2.509cm">
          <text:p/>
        </draw:line>
        <draw:frame draw:style-name="gr11" draw:text-style-name="P3" draw:layer="layout" svg:width="2cm" svg:height="1.199cm" svg:x="13.7cm" svg:y="2.409cm">
          <draw:text-box>
            <text:p><text:span text:style-name="T1">Board</text:span></text:p>
          </draw:text-box>
        </draw:frame>
        <draw:frame draw:style-name="gr9" draw:text-style-name="P3" draw:layer="layout" svg:width="1.8cm" svg:height="0.725cm" svg:x="10.6cm" svg:y="4.809cm">
          <draw:text-box>
            <text:p><text:span text:style-name="T1">Board</text:span></text:p>
          </draw:text-box>
        </draw:frame>
        <draw:frame draw:style-name="gr9" draw:text-style-name="P3" draw:layer="layout" svg:width="1.7cm" svg:height="0.725cm" svg:x="4.1cm" svg:y="0.909cm">
          <draw:text-box>
            <text:p><text:span text:style-name="T1">Board</text:span></text:p>
          </draw:text-box>
        </draw:frame>
        <draw:rect draw:style-name="gr12" draw:text-style-name="P1" draw:layer="layout" svg:width="3.2cm" svg:height="1.5cm" svg:x="15.7cm" svg:y="1.309cm">
          <text:p text:style-name="P1">Converter</text:p>
        </draw:rect>
        <draw:rect draw:style-name="gr13" draw:text-style-name="P1" draw:layer="layout" svg:width="1.6cm" svg:height="1.2cm" svg:x="9.6cm" svg:y="6.109cm">
          <text:p text:style-name="P1">Bot</text:p>
        </draw:rect>
        <draw:frame draw:style-name="gr4" draw:text-style-name="P2" draw:layer="layout" svg:width="4.032cm" svg:height="0.9cm" svg:x="6.8cm" svg:y="4.109cm">
          <draw:text-box draw:corner-radius="0.032cm">
            <text:p text:style-name="P1"><text:span text:style-name="T1">Interface A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.993cm" fo:margin-left="0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0T21:21:49.52</meta:creation-date>
    <dc:date>2014-12-16T21:47:49.78</dc:date>
    <dc:creator>Dan </dc:creator>
    <meta:editing-duration>PT1H29M41S</meta:editing-duration>
    <meta:editing-cycles>22</meta:editing-cycles>
    <meta:generator>OpenOffice/4.1.1$Win32 OpenOffice.org_project/411m6$Build-9775</meta:generator>
    <meta:document-statistic meta:object-count="24"/>
  </office:meta>
</office:document-meta>
</file>